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6cm" style:rel-column-width="14692*"/>
    </style:style>
    <style:style style:name="Tabella5.B" style:family="table-column">
      <style:table-column-properties style:column-width="14.741cm" style:rel-column-width="50843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 style:shadow="none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style:min-row-height="2.196cm" fo:keep-together="always"/>
    </style:style>
    <style:style style:name="Tabella7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top="0.011cm" fo:margin-bottom="0.011cm" style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style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style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officeooo:paragraph-rsid="00172b7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officeooo:paragraph-rsid="00172b7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-0.097cm" fo:margin-right="0.009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5" style:family="paragraph" style:parent-style-name="Text_20_body">
      <style:text-properties fo:font-size="6pt" style:font-size-asian="5.25pt" style:font-size-complex="6pt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2" fo:font-size="10pt" fo:font-weight="bold" fo:background-color="#e6e6ff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2pt" fo:font-style="normal" style:text-underline-style="none" fo:font-weight="normal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text-input text:description="&lt;for each=&quot;item in objects&quot;&gt;">starts for loop item objects</text:text-input></text:p>
      <text:p text:style-name="P37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2"/>
            <text:p text:style-name="P28"><text:placeholder text:placeholder-type="text">&lt;"Alla c/a: %s" % (item.client_order_ref, ) if item.client_order_ref else ""&gt;</text:placeholder></text:p>
          </table:table-cell>
          <table:table-cell table:style-name="Tabella3.B1" office:value-type="string">
            <text:p text:style-name="P29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0"><text:placeholder text:placeholder-type="text">&lt;item.partner_id.street&gt;</text:placeholder></text:p>
            <text:p text:style-name="P33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</table:table>
      <text:p text:style-name="P26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4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18">Rif. Commerciale</text:p>
            </table:table-cell>
            <table:covered-table-cell/>
            <table:table-cell table:style-name="Tabella1.C2" office:value-type="string">
              <text:p text:style-name="P18">Date</text:p>
            </table:table-cell>
          </table:table-row>
        </table:table-header-rows>
        <table:table-row>
          <table:table-cell table:style-name="Tabella1.A3" office:value-type="string">
            <text:p text:style-name="P19"><text:placeholder text:placeholder-type="text">&lt;item.user_id.name&gt;</text:placeholder></text:p>
            <text:p text:style-name="P12"/>
          </table:table-cell>
          <table:table-cell table:style-name="Tabella1.A1" office:value-type="string">
            <text:p text:style-name="P17"><text:span text:style-name="T7">Tel.: </text:span><text:placeholder text:placeholder-type="text">&lt;item.user_id.phone&gt;</text:placeholder></text:p>
            <text:p text:style-name="P17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17"><text:span text:style-name="T7">Data:</text:span> <text:placeholder text:placeholder-type="text">&lt;formatLang(item.date_order, date=True) if item.date_order else ""&gt;</text:placeholder></text:p>
            <text:p text:style-name="P12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3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8">Prodotto</text:p>
            </table:table-cell>
            <table:table-cell table:style-name="Tabella4.A1" office:value-type="string">
              <text:p text:style-name="P18">Quantità</text:p>
            </table:table-cell>
            <table:table-cell table:style-name="Tabella4.A1" office:value-type="string">
              <text:p text:style-name="P18">Prezzo unitario*</text:p>
            </table:table-cell>
            <table:table-cell table:style-name="Tabella4.D1" office:value-type="string">
              <text:p text:style-name="P18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3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"[%s] " % (line.product_id.default_code, ) if item.with_default_code else ""&gt;</text:placeholder><text:placeholder text:placeholder-type="text">&lt;line.name&gt;</text:placeholder> <text:placeholder text:placeholder-type="text">&lt;"**" if line.footer_annotation else ""&gt;</text:placeholder></text:p>
          </table:table-cell>
          <table:table-cell table:style-name="Tabella4.B3" office:value-type="string">
            <text:p text:style-name="P15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5"><text:placeholder text:placeholder-type="text">&lt;line.price_unit&gt;</text:placeholder> €</text:p>
          </table:table-cell>
          <table:table-cell table:style-name="Tabella4.D3" office:value-type="string">
            <text:p text:style-name="P15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6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4"><text:text-input text:description="&lt;for each=&quot;row in get_analysis_from_move(line.id)&quot;&gt;">row</text:text-input></text:p>
                </table:table-cell>
                <table:table-cell table:style-name="Tabella9.B1" office:value-type="string">
                  <text:p text:style-name="P22"><text:placeholder text:placeholder-type="text">&lt;row.split(separator())[0] if len(row.split(separator()))==2 else row&gt;</text:placeholder></text:p>
                  <text:p text:style-name="P21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0"><text:text-input text:description="&lt;/for&gt;">/row</text:text-input></text:p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3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4"><text:placeholder text:placeholder-type="text">&lt;formatLang(o.amount_total, currency_obj=o.pricelist_id.currency_id)&gt;</text:placeholder></text:p>
          </table:table-cell>
        </table:table-row>
      </table:table>
      <text:p text:style-name="P25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5">Trasporto: </text:p>
          </table:table-cell>
          <table:table-cell table:style-name="Tabella5.B1" office:value-type="string">
            <text:p text:style-name="P31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5">Imballo:</text:p>
          </table:table-cell>
          <table:table-cell table:style-name="Tabella5.B5" office:value-type="string">
            <text:p text:style-name="P31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5">Condizioni pagamento:</text:p>
          </table:table-cell>
          <table:table-cell table:style-name="Tabella5.B5" office:value-type="string">
            <text:p text:style-name="P31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5">Consegna:</text:p>
          </table:table-cell>
          <table:table-cell table:style-name="Tabella5.B5" office:value-type="string">
            <text:p text:style-name="P31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1"><text:placeholder text:placeholder-type="text">&lt;item.note&gt;</text:placeholder></text:p>
            <text:p text:style-name="P7">* Tutti I prezzi si intendono IVA esclusa (dove applicata)</text:p>
            <text:p text:style-name="P6"><text:placeholder text:placeholder-type="text">&lt;"**%s"%(item.footer_annotation_text) if item.footer_annotation_text else ""&gt;</text:placeholder></text:p>
          </table:table-cell>
        </table:table-row>
      </table:table>
      <text:p text:style-name="P39"/>
      <table:table table:name="Tabella7" table:style-name="Tabella7">
        <table:table-column table:style-name="Tabella7.A"/>
        <table:table-row table:style-name="Tabella7.1">
          <table:table-cell table:style-name="Tabella7.A1" office:value-type="string">
            <text:p text:style-name="P38"><text:s text:c="21"/>Timbro e firma per accettazione <text:s text:c="20"/></text:p>
          </table:table-cell>
        </table:table-row>
      </table:table>
      <text:p text:style-name="P27"><text:soft-page-break/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5cm" style:rel-column-width="18160*"/>
    </style:style>
    <style:style style:name="Tabella6.B" style:family="table-column">
      <style:table-column-properties style:column-width="11.536cm" style:rel-column-width="39788*"/>
    </style:style>
    <style:style style:name="Tabella6.C" style:family="table-column">
      <style:table-column-properties style:column-width="2.2cm" style:rel-column-width="7587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8T15:47:15.093109791</dc:date>
    <meta:editing-duration>P5DT15H21M14S</meta:editing-duration>
    <meta:editing-cycles>578</meta:editing-cycles>
    <meta:generator>LibreOffice/4.2.8.2$Linux_X86_64 LibreOffice_project/420m0$Build-2</meta:generator>
    <meta:document-statistic meta:table-count="8" meta:image-count="1" meta:object-count="0" meta:page-count="2" meta:paragraph-count="51" meta:word-count="204" meta:character-count="1934" meta:non-whitespace-character-count="1740"/>
    <meta:user-defined meta:name="Info 1"/>
    <meta:user-defined meta:name="Info 2"/>
    <meta:user-defined meta:name="Info 3"/>
    <meta:user-defined meta:name="Info 4"/>
  </office:meta>
</office:document-meta>
</file>